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85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10.15pt"/>
    </style:style>
    <style:style style:name="co5" style:family="table-column">
      <style:table-column-properties fo:break-before="auto" style:column-width="44.65pt"/>
    </style:style>
    <style:style style:name="co6" style:family="table-column">
      <style:table-column-properties fo:break-before="auto" style:column-width="54.85pt"/>
    </style:style>
    <style:style style:name="co7" style:family="table-column">
      <style:table-column-properties fo:break-before="auto" style:column-width="274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riante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Num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ück [€]</text:p>
          </table:table-cell>
          <table:table-cell office:value-type="string" calcext:value-type="string">
            <text:p>Gesamt [€]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izen</text:p>
          </table:table-cell>
        </table:table-row>
        <table:table-row table:style-name="ro1">
          <table:table-cell office:value-type="string" calcext:value-type="string">
            <text:p>VFD-Modu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CD-128X64BK AA</text:p>
          </table:table-cell>
          <table:table-cell office:value-type="float" office:value="1" calcext:value-type="float">
            <text:p>1</text:p>
          </table:table-cell>
          <table:table-cell office:value-type="float" office:value="39.3" calcext:value-type="float">
            <text:p>39.3</text:p>
          </table:table-cell>
          <table:table-cell table:formula="of:=[.D2]*[.E2]" office:value-type="float" office:value="39.3" calcext:value-type="float">
            <text:p>39.3</text:p>
          </table:table-cell>
          <table:table-cell office:value-type="string" calcext:value-type="string">
            <text:p><text:a xlink:href="https://www.reichelt.de/vfd-grafikdisplay-128x64-pixel-sw-ws-m-bel-lcd-128x64bk-aa-p197556.html?&amp;trstct=pos_0&amp;SID=95XAWcm6wQAT4AAGQpmvc003cf718cdbcfbaff5373ed6cb813e25" xlink:type="simple">https://www.reichelt.de/vfd-grafikdisplay-128x64-pixel-sw-ws-m-bel-lcd-128x64bk-aa-p197556.html?&amp;trstct=pos_0&amp;SID=95XAWcm6wQAT4AAGQpmvc003cf718cdbcfbaff5373ed6cb813e25</text:a></text:p>
          </table:table-cell>
          <table:table-cell office:value-type="string" calcext:value-type="string">
            <text:p>Displaymodul, A=57.48x28.68 bzw. 103x53x20, U=5V</text:p>
          </table:table-cell>
        </table:table-row>
        <table:table-row table:style-name="ro1">
          <table:table-cell office:value-type="string" calcext:value-type="string">
            <text:p>VFD-Modu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NP 06-050L6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[.D3]*[.E3]" office:value-type="float" office:value="7.2" calcext:value-type="float">
            <text:p>7.2</text:p>
          </table:table-cell>
          <table:table-cell office:value-type="string" calcext:value-type="string">
            <text:p><text:a xlink:href="https://www.reichelt.de/steckernetzteil-7-5-w-5-v-1-5-a-hnp-06-050l6-p177069.html?&amp;trstct=pol_4&amp;SID=95XAWcm6wQAT4AAGQpmvc003cf718cdbcfbaff5373ed6cb813e25" xlink:type="simple">https://www.reichelt.de/steckernetzteil-7-5-w-5-v-1-5-a-hnp-06-050l6-p177069.html?&amp;trstct=pol_4&amp;SID=95XAWcm6wQAT4AAGQpmvc003cf718cdbcfbaff5373ed6cb813e25</text:a></text:p>
          </table:table-cell>
          <table:table-cell office:value-type="string" calcext:value-type="string">
            <text:p>Netzteil 5V, 1.5A, Hohlstecker 5.5mm x 2.1mm</text:p>
          </table:table-cell>
        </table:table-row>
        <table:table-row table:style-name="ro1">
          <table:table-cell office:value-type="string" calcext:value-type="string">
            <text:p>VFD-Modu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DEBO KABELSET4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table:formula="of:=[.D4]*[.E4]" office:value-type="float" office:value="4.8" calcext:value-type="float">
            <text:p>4.8</text:p>
          </table:table-cell>
          <table:table-cell office:value-type="string" calcext:value-type="string">
            <text:p>https://www.reichelt.de/entwicklerboards-steckbrueckenkabel-40-pole-m-m-f-f-f-m-25-debo-kabelset4-p238964.html?&amp;trstct=pos_5&amp;SID=95XAWcm6wQAT4AAGQpmvc003cf718cdbcfbaff5373ed6cb813e25</text:p>
          </table:table-cell>
          <table:table-cell office:value-type="string" calcext:value-type="string">
            <text:p>Steckbrückenkabel</text:p>
          </table:table-cell>
        </table:table-row>
        <table:table-row table:style-name="ro1">
          <table:table-cell office:value-type="string" calcext:value-type="string">
            <text:p>VFD-Modu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EBLM 2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[.D5]*[.E5]" office:value-type="float" office:value="0.9" calcext:value-type="float">
            <text:p>0.9</text:p>
          </table:table-cell>
          <table:table-cell office:value-type="string" calcext:value-type="string">
            <text:p>https://www.reichelt.de/einbaubuchse-zentraleinbau-aussen-5-6-mm-innen-2-1-mm-heblm-21-p35268.html?&amp;trstct=pol_4&amp;SID=95XAWcm6wQAT4AAGQpmvc003cf718cdbcfbaff5373ed6cb813e25</text:p>
          </table:table-cell>
          <table:table-cell office:value-type="string" calcext:value-type="string">
            <text:p>Buchse</text:p>
          </table:table-cell>
        </table:table-row>
        <table:table-row table:style-name="ro1">
          <table:table-cell office:value-type="string" calcext:value-type="string">
            <text:p>VFD-Modu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ZK M2,5X12-200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.99</text:p>
          </table:table-cell>
          <table:table-cell table:formula="of:=[.D6]*[.E6]" office:value-type="float" office:value="1.99" calcext:value-type="float">
            <text:p>1.99</text:p>
          </table:table-cell>
          <table:table-cell office:value-type="string" calcext:value-type="string">
            <text:p><text:a xlink:href="https://www.reichelt.de/zylinderkopfschrauben-schlitz-m2-5-12-mm-szk-m2-5x12-200-p130239.html?&amp;trstct=pol_0&amp;SID=95XAWcm6wQAT4AAGQpmvc003cf718cdbcfbaff5373ed6cb813e25" xlink:type="simple">https://www.reichelt.de/zylinderkopfschrauben-schlitz-m2-5-12-mm-szk-m2-5x12-200-p130239.html?&amp;trstct=pol_0&amp;SID=95XAWcm6wQAT4AAGQpmvc003cf718cdbcfbaff5373ed6cb813e25</text:a></text:p>
          </table:table-cell>
          <table:table-cell office:value-type="string" calcext:value-type="string">
            <text:p>Schrauben M2.5 12mm Schlitz</text:p>
          </table:table-cell>
        </table:table-row>
        <table:table-row table:style-name="ro1">
          <table:table-cell office:value-type="string" calcext:value-type="string">
            <text:p>VFD-Modu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K M2,5-100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table:formula="of:=[.D7]*[.E7]" office:value-type="float" office:value="1.85" calcext:value-type="float">
            <text:p>1.85</text:p>
          </table:table-cell>
          <table:table-cell office:value-type="string" calcext:value-type="string">
            <text:p>https://www.reichelt.de/sechskantmuttern-m2-5-sk-m2-5-100-p18082.html?&amp;trstct=pol_0&amp;SID=95XAWcm6wQAT4AAGQpmvc003cf718cdbcfbaff5373ed6cb813e25</text:p>
          </table:table-cell>
          <table:table-cell office:value-type="string" calcext:value-type="string">
            <text:p>Muttern M2.5</text:p>
          </table:table-cell>
        </table:table-row>
        <table:table-row table:style-name="ro1">
          <table:table-cell office:value-type="string" calcext:value-type="string">
            <text:p>VFD-Modu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KA 3,2X9-10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formula="of:=[.D8]*[.E8]" office:value-type="float" office:value="1.6" calcext:value-type="float">
            <text:p>1.6</text:p>
          </table:table-cell>
          <table:table-cell office:value-type="string" calcext:value-type="string">
            <text:p>https://www.reichelt.de/karosseriescheiben-3-2-mm-ska-3-2x9-100-p65774.html?&amp;trstct=pol_0&amp;SID=95XAWcm6wQAT4AAGQpmvc003cf718cdbcfbaff5373ed6cb813e25</text:p>
          </table:table-cell>
          <table:table-cell office:value-type="string" calcext:value-type="string">
            <text:p>“Karosseriescheiben”</text:p>
          </table:table-cell>
        </table:table-row>
        <table:table-row table:style-name="ro1">
          <table:table-cell office:value-type="string" calcext:value-type="string">
            <text:p>VFD-Modu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455-00198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table:formula="of:=[.D9]*[.E9]" office:value-type="float" office:value="9.6" calcext:value-type="float">
            <text:p>9.6</text:p>
          </table:table-cell>
          <table:table-cell office:value-type="string" calcext:value-type="string">
            <text:p>https://www.reichelt.de/kunststoffgehaeuse-120-x-120-x-90-mm-ip65-rnd-455-00198-p193412.html?&amp;trstct=pol_0&amp;SID=95XAWcm6wQAT4AAGQpmvc003cf718cdbcfbaff5373ed6cb813e25</text:p>
          </table:table-cell>
          <table:table-cell office:value-type="string" calcext:value-type="string">
            <text:p>Gehäuse 120x120x90, Deckel transparent</text:p>
          </table:table-cell>
        </table:table-row>
        <table:table-row table:style-name="ro1">
          <table:table-cell office:value-type="string" calcext:value-type="string">
            <text:p>VFD-Modu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DS 1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formula="of:=[.D10]*[.E10]" office:value-type="float" office:value="1.7" calcext:value-type="float">
            <text:p>1.7</text:p>
          </table:table-cell>
          <table:table-cell office:value-type="string" calcext:value-type="string">
            <text:p>https://www.reichelt.de/stufen-drehschalter-1-pol-12-stellungen-ds-1-p7186.html?&amp;trstct=pol_0&amp;SID=92XAkrvawQATYAAAZlbNMa7fd8822f0435b9bdc2f002694364278</text:p>
          </table:table-cell>
          <table:table-cell office:value-type="string" calcext:value-type="string">
            <text:p>Drehschalter 12 Stellungen</text:p>
          </table:table-cell>
        </table:table-row>
        <table:table-row table:style-name="ro1">
          <table:table-cell office:value-type="string" calcext:value-type="string">
            <text:p>VFD-Modu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VOSS WU-A-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[.D11]*[.E11]" office:value-type="float" office:value="0.9" calcext:value-type="float">
            <text:p>0.9</text:p>
          </table:table-cell>
          <table:table-cell office:value-type="string" calcext:value-type="string">
            <text:p>https://www.reichelt.de/led-reflektor-fuer-5-mm-leds-aussenreflektor-voss-wu-a-5-p232320.html?&amp;trstct=pol_0&amp;SID=95XAWcm6wQAT4AAGQpmvc003cf718cdbcfbaff5373ed6cb813e25</text:p>
          </table:table-cell>
          <table:table-cell office:value-type="string" calcext:value-type="string">
            <text:p>LED-Halter</text:p>
          </table:table-cell>
        </table:table-row>
        <table:table-row table:style-name="ro1">
          <table:table-cell table:number-columns-repeated="5"/>
          <table:table-cell table:style-name="ce1" table:formula="of:=SUM([.F2:.F11])" office:value-type="float" office:value="69.84" calcext:value-type="float">
            <text:p>69.84</text:p>
          </table:table-cell>
          <table:table-cell/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VFD-Modul</text:p>
          </table:table-cell>
          <table:table-cell office:value-type="string" calcext:value-type="string">
            <text:p>Conr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<text:a xlink:href="https://www.conrad.de/de/tru-components-pfosten-steckverbinder-rastermass-254-mm-polzahl-gesamt-20-anzahl-reihen-2-1-st-1560781.html" xlink:type="simple">https://www.conrad.de/de/tru-components-pfosten-steckverbinder-rastermass-254-mm-polzahl-gesamt-20-anzahl-reihen-2-1-st-1560781.html</text:a></text:p>
          </table:table-cell>
          <table:table-cell office:value-type="string" calcext:value-type="string">
            <text:p>Steckverbinder (breiter Stecke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shadow="none" style:scale-to="10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15:05:39.598751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2:52:20.301471883</meta:creation-date>
    <dc:date>2018-12-06T15:13:16.401153644</dc:date>
    <meta:editing-duration>PT51M53S</meta:editing-duration>
    <meta:editing-cycles>17</meta:editing-cycles>
    <meta:generator>LibreOffice/5.2.7.2$Linux_X86_64 LibreOffice_project/20m0$Build-2</meta:generator>
    <meta:document-statistic meta:table-count="1" meta:cell-count="96" meta:object-count="0"/>
  </office:meta>
</office:document-meta>
</file>